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AopProxyTests.testTargetCantGetProxyByDefa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apAwareMethodInterceptor.invoke( MethodInvocation invoca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bstractAopProxyTests.testUndeclaredChecked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NeedsToSeeProxy.get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verloads.overload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TargetSource.getTarg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heckMethodInvocationViaThreadLocalIsSameInAndOutInterceptor.invoke( MethodInvocation m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AbstractAopProxyTests.testMixinWithIntroduction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AopProxyTests.testSerializationAdviceNotSerializ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tringSetterNullReplacementAdvice.StringSetterNullReplacementAdvice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AbstractAopProxyTests.test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AopProxyTests.testAdviceImplementsIntroduction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CountingAdvisorListener.activated( AdvisedSupport advis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AopProxyTests.invoke( MethodInvocation inv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untingMultiAdvice.afterThrowing( UncheckedException 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AopProxyTests.testTargetCanGetProx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AbstractAopProxyTests.assertNoInvocation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AopProxyTests.testMultiAdvic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AbstractAopProxyTests.testUndeclaredUnchecked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CheckMethodInvocationIsSameInAndOutInterceptor.invoke( MethodInvocation m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apAwareMethodInterceptor.testUser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AopProxyTests.isStati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AopProxyTests.testMixinWithIntroductionAdvis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AopProxyTests.testCanPreventCastToAdvisedUsingOpaq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AbstractAopProxyTests.before( Method m , Object [ ] args , Object targe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AopProxyTests.testIntroductionThrowsUnchecked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AbstractAopProxyTests.testAdviceSupportListen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AbstractAopProxyTests.testTargetCanGetInvoc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AbstractAopProxyTests.testCannotAddIntroductionAdviceToIntroduce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Overloads.overloa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AopProxyTests.testCannotRemoveAdvisorWhenFroz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SpecializedUncheckedException.SpecializedUncheckedException( String string , SQLException exce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Overloads.noAdv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estStaticPointcutAdvice.matches( Method m , @ Nullable Class &lt; ? &gt; target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untingThrowsAdvice.afterThrowing( IOException 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Saver.invoke( MethodInvocation m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rapTargetInterceptor.invoke( MethodInvocation inv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AopProxyTests.testBeforeAdvisorIsInvok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AbstractAopProxyTests.testOverloadedMethodsWithDifferentAdvice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0">
            <text:p text:style-name="Table_20_Contents">0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AbstractAopProxyTests.testTestBeanIntroduction( ProxyFactory p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NeedsToSeeProxy.incr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llInstancesAreEqual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AopProxyTests.testSerializationAdviceAndTargetNotSerializ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AopProxyTests.testStaticMethodPointc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TestDynamicPointcutForSettersOnly.TestDynamicPointcutForSettersOnly( MethodInterceptor mi , final String patter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MockTargetSource.r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AopProxyTests.testAddThrowsAdviceWithoutAdvis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AbstractAopProxyTests.verif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AopProxyTests.testBeforeAdviceThrowsExcep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AbstractAopProxyTests.testCannotAddDynamicIntroductionAdviceExceptInIntroductionAdv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TestStaticPointcutAdvice.TestStaticPointcutAdvice( MethodInterceptor mi , String 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untingMultiAdvice.afterThrowing( IOException 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AopProxyTests.testCanCastProxyToProxyConfi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InvocationCheckExposedInvocationTestBean.assertions( MethodInvocation inv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AopProxyTests.testReentr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ExposedInvocationTestBean.absquatul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ockTargetSource.getTarget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AopProxyTests.testContext( final boolean contex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AbstractAopProxyTests.testValuesSti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AbstractAopProxyTests.releaseTarget( Object targ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NeedsToSeeProxy.incrementViaProx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Overloads.overload( int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DynamicPointcutForSettersOnly.matches( Method m , @ Nullable Class &lt; ? &gt; targetClass , Object ... ar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AopProxyTests.testProxyIsBoundBeforeTargetSourceInvok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AbstractAopProxyTests.testUserAttribut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6">
            <text:p text:style-name="Table_20_Contents">46</text:p>
          </table:table-cell>
        </table:table-row>
        <table:table-row>
          <table:table-cell office:value-type="string">
            <text:p text:style-name="Table_20_Contents">AbstractAopProxyTests.testDynamicMethodPointcutThatAlwaysAppliesStatical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AbstractAopProxyTests.requiresTarg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AopProxyTests.getTarget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AopProxyTests.testRejectsBogusDynamicIntroductionAdviceWithNoAdap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bstractAopProxyTests.matches( Method m , @ Nullable Class &lt; ? &gt; target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wnSpouse.getSpou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llInstancesAreEqual.equals( Object ot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AopProxyTests.testCannotAddIntroductionAdviceWithUnimplementedInterf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estDynamicPointcutAdvice.matches( Method m , @ Nullable Class &lt; ? &gt; targetClass , Object ... ar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ockTargetSource.releaseTarget( Object pTarge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ockTargetSource.setTarget( Object targ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Di.getTimeStam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AopProxyTests.testOneAdvisedObjectCallsAnoth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AbstractAopProxyTests.testCannotAddInterceptorWhenFroz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AbstractAopProxyTests.testProxyConfig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bstractAopProxyTests.testCloneInvocationToProceedThreeTim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AbstractAopProxyTests.testTargetReturnsThi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AopProxyTests.testDeclared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AbstractAopProxyTests.testAfterReturningAdvisorIsInvok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CountingAdvisorListener.CountingAdvisorListener( AdvisedSupport expected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SetterNullReplacementAdvice.matches( Method m , @ Nullable Class &lt; ? &gt; targetClass , Object ...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AopProxyTests.testThrowsAdvisorIsInvok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AbstractAopProxyTests.testSerializableTargetAndAdvic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46">
            <text:p text:style-name="Table_20_Contents">46</text:p>
          </table:table-cell>
        </table:table-row>
        <table:table-row>
          <table:table-cell office:value-type="string">
            <text:p text:style-name="Table_20_Contents">AbstractAopProxyTests.testTargetCanGetInvocationEvenIfNoAdviceCha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ummyIntroductionAdviceImpl.implementsInterface( Class &lt; ? &gt; int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xyMatcherInterceptor.invoke( MethodInvocation m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estDynamicPointcutAdvice.TestDynamicPointcutAdvice( MethodInterceptor mi , final String patter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MockTargetSource.verif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AopProxyTests.testCannotAddAdvisorWhenFrozenUsingCa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TestDynamicPointcutForSettersOnly.matches( Method m , @ Nullable Class &lt; ? &gt; clazz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TargetSource.isStati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AopProxyTests.testAfterReturningAdvisorIsNotInvokedOn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CountingMultiAdvice.afterReturning( @ Nullable Object o , Method m , Object [ ] args , @ Nullable Object targ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AopProxyTests.getTarg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AopProxyTests.testNo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freshCountingAdvisorChainFactory.adviceChanged( AdvisedSupport advis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AopProxyTests.testDynamicMethodPointcutThatAppliesStaticallyOnlyToSet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AbstractAopProxyTests.testCanChangeArgumentsIndependentlyOnClonedInvoc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AbstractAopProxyTests.testReplaceArg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CountingMultiAdvice.before( Method m , Object [ ] args , @ Nullable Object targ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untingThrowsAdvice.afterThrowing( UncheckedException 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edsToSeeProxy.checkAdvised( Advised advis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efreshCountingAdvisorChainFactory.activated( AdvisedSupport advis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AopProxyTests.r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mmingAfterAdvice.afterReturning( @ Nullable Object returnValue , Method m , Object [ ] args , @ Nullable Object targ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untingAdvisorListener.adviceChanged( AdvisedSupport advis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ringSetterNullReplacementAdvice.matches( Method m , @ Nullable Class &lt; ? &gt; targetClas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xposedInvocationTestBean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AopProxyTests.testUseAsHash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AbstractAopProxyTests.testExistingProxyChangesTarg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AllInstancesAreEqual.absquatul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AopProxyTests.testEqua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TargetChecker.checkAdvised( Advised advis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NeedsToSeeProxy.incrementViaThi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